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positive n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<text:s/>print sum <text:s/>= r_sum(num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r_sum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0" draw:style-name="gr14" draw:text-style-name="P2" svg:width="5.028cm" svg:height="2.726cm" svg:x="11.601cm" svg:y="15.25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n +r_sum(n-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7:58:55.247955378</meta:creation-date>
    <dc:date>2021-03-06T13:45:16.076239269</dc:date>
    <meta:editing-duration>PT20M3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